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justify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justify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Rapport Séance 6(Oualid)</text:span></text:p>
      <text:p text:style-name="P1"><text:span text:style-name="T2"/></text:p>
      <text:p text:style-name="P2"><text:span text:style-name="T2"/></text:p>
      <text:p text:style-name="P2"><text:span text:style-name="T3">Lundi 11 Février 2019</text:span></text:p>
      <text:p text:style-name="P3"><text:span text:style-name="T4"/></text:p>
      <text:p text:style-name="P3"><text:span text:style-name="T4">On a attaqué la partie de notre projet qui doit contrôler la souris avec le Bluetooth Electronics du téléphone.</text:span></text:p>
      <text:p text:style-name="P3"><text:span text:style-name="T4">Pour cela, on utilise "Pads" sur Bluetooth Electronics<text:s text:c="2"/>qui lit la<text:s text:c="2"/>coordonée chosie à arduino, puis arduino l'envoie à Python pour effectuer la commande "moveTo(x,y)" qui permet de déplacer la souris à la coordonnée (x,y) de l'écrand de l'ordi.</text:span></text:p>
      <text:p text:style-name="P3"><text:span text:style-name="T4">Le poopblème qu'on a est que, dans notre<text:s text:c="2"/>code, on n'arrive pas à envoyer les coordonnées x et y séparément</text:span></text:p>
      <text:p text:style-name="P3"><text:span text:style-name="T4">Code python:</text:span></text:p>
      <text:p text:style-name="P4"><text:span text:style-name="T5">incoming = str(ArduinoSerial.readline())<text:s text:c="2"/>//reelit ce qu'Arduino envoie et le met dans <text:tab/><text:tab/><text:tab/><text:tab/><text:tab/><text:tab/>//incoming</text:span></text:p>
      <text:p text:style-name="P5"><text:span text:style-name="T6"/></text:p>
      <text:p text:style-name="P6"><text:span text:style-name="T7">if 'MOVE' in incoming: //si Arduino envoie Move a python</text:span></text:p>
      <text:p text:style-name="P6"><text:span text:style-name="T7"><text:s text:c="8"/>incoming = ArduinoSerial.readline()<text:s text:c="2"/>//reelit ce qu'Arduino envoie aprés ou ce <text:tab/><text:tab/><text:tab/><text:tab/><text:tab/>//qu'arduino a envoyé depuis le début ?</text:span></text:p>
      <text:p text:style-name="P6"><text:span text:style-name="T7"><text:s text:c="8"/>print(incoming) //on "print" ce qu'Arduino envoie et c'est à partir de là où on a <text:tab/><text:tab/><text:tab/>//des errereurs</text:span></text:p>
      <text:p text:style-name="P6"><text:span text:style-name="T7"><text:s text:c="8"/>pyautogui.moveTo(incoming, None)</text:span></text:p>
      <text:p text:style-name="P6"><text:span text:style-name="T7"><text:s text:c="8"/>incoming = ArduinoSerial.readline()<text:s text:c="2"/></text:span></text:p>
      <text:p text:style-name="P6"><text:span text:style-name="T7"><text:s text:c="8"/>print(incoming)</text:span></text:p>
      <text:p text:style-name="P7"><text:span text:style-name="T7"><text:s text:c="8"/>pyautogui.moveTo(None, incoming) </text:span></text:p>
      <text:p text:style-name="P7"><text:span text:style-name="T7">Code Arduino:</text:span></text:p>
      <text:p text:style-name="P8"><text:span text:style-name="T7"><text:s/>if(Data=='M'){</text:span></text:p>
      <text:p text:style-name="P8"><text:span text:style-name="T7"><text:s text:c="6"/>Serial.println("MOVE"); //envoyer "Move" à python</text:span></text:p>
      <text:p text:style-name="P8"><text:span text:style-name="T7"><text:s text:c="6"/>X=BlueT.parseInt() ; //renvoyer<text:s text:c="2"/>le premier entier</text:span></text:p>
      <text:p text:style-name="P8"><text:span text:style-name="T7"><text:s text:c="6"/>Serial.println(X) ; //envoyer "X" à python</text:span></text:p>
      <text:p text:style-name="P8"><text:span text:style-name="T7"><text:s text:c="6"/>Y=BlueT.parseInt() ; </text:span></text:p>
      <text:p text:style-name="P8"><text:span text:style-name="T7"><text:s text:c="6"/>Serial.println(Y) ; //envoyer "Y" à python</text:span></text:p>
      <text:p text:style-name="P9"><text:span text:style-name="T7"/></text:p>
      <text:p text:style-name="P9"><text:span text:style-name="T8">On a arrive pas à faire que<text:s text:c="2"/>Python ne lise que "Move" pour rentrer dans le "if", puis qu'il ne lise que la coordonnée X pour<text:s text:c="2"/>l'utiliser avec "moveTo" et puis que la coordonnée Y.</text:span></text:p>
      <text:p text:style-name="P9"><text:span text:style-name="T8">On a téste differentes versions de codes Arduino et Python sans total succès, celui-ci<text:s text:c="2"/>envoie déjà sur le moniteur arduino quand on appuie sur le PAd:</text:span></text:p>
      <text:p text:style-name="P10"><text:span text:style-name="T9">M</text:span></text:p>
      <text:p text:style-name="P10"><text:span text:style-name="T9">MOVE</text:span></text:p>
      <text:p text:style-name="P10"><text:span text:style-name="T9">Coordonnées_x</text:span></text:p>
      <text:p text:style-name="P10"><text:span text:style-name="T9">Coordonnées_y</text:span></text:p>
      <text:p text:style-name="P11"><text:span text:style-name="T10"/></text:p>
      <text:p text:style-name="P11"><text:span text:style-name="T10">On ne sait pas pourquoi il y a un "M" seul au départ encore</text:span></text:p>
      <text:p text:style-name="P11"><text:span text:style-name="T10"/></text:p>
      <text:p text:style-name="P11"><text:span text:style-name="T10"/></text:p>
      <text:p text:style-name="P11"><text:span text:style-name="T1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